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4.326cm"/>
    </style:style>
    <style:style style:name="gr2" style:family="graphic" style:parent-style-name="objectwithoutfill">
      <style:graphic-properties svg:stroke-color="#000000" draw:marker-end="Line_20_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Square_20_45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5" style:family="graphic" style:parent-style-name="standard">
      <style:graphic-properties draw:textarea-horizontal-align="justify" draw:textarea-vertical-align="middle" draw:auto-grow-height="false" fo:min-height="1.188cm" fo:min-width="2.374cm"/>
    </style:style>
    <style:style style:name="gr6" style:family="graphic" style:parent-style-name="objectwithoutfill">
      <style:graphic-properties draw:stroke="dash" draw:stroke-dash="Fine_20_Dashed" svg:stroke-color="#000000" draw:marker-start="Arrow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1.02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0.77cm"/>
    </style:style>
    <style:style style:name="gr10" style:family="graphic" style:parent-style-name="standard">
      <style:graphic-properties draw:textarea-horizontal-align="justify" draw:textarea-vertical-align="middle" draw:auto-grow-height="false" fo:min-height="0.11cm" fo:min-width="0.5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9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6cm" svg:height="2.54cm" svg:x="2.286cm" svg:y="2.032cm">
          <text:p text:style-name="P1">Manager</text:p>
          <text:p text:style-name="P1">Synchronou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54cm" svg:x="2.54cm" svg:y="6.35cm">
          <text:p text:style-name="P1">LassiManag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08cm" svg:y1="6.35cm" svg:x2="5.08cm" svg:y2="4.572cm">
          <text:p/>
        </draw:line>
        <draw:custom-shape draw:style-name="gr1" draw:text-style-name="P1" draw:layer="layout" svg:width="4.826cm" svg:height="2.54cm" svg:x="2.54cm" svg:y="11.43cm">
          <text:p text:style-name="P1">TLSClient</text:p>
          <text:p text:style-name="P1">(C++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8cm" svg:y1="11.176cm" svg:x2="5.08cm" svg:y2="8.636cm">
          <text:p/>
        </draw:line>
        <draw:custom-shape draw:style-name="gr1" draw:text-style-name="P1" draw:layer="layout" svg:width="4.826cm" svg:height="2.54cm" svg:x="8.636cm" svg:y="11.43cm">
          <text:p text:style-name="P1">FITSWriter</text:p>
          <text:p text:style-name="P1">(C++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54cm" svg:x="14.478cm" svg:y="11.43cm">
          <text:p text:style-name="P1">AnalysisClient</text:p>
          <text:p text:style-name="P1">(C++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2.286cm" svg:x="2.794cm" svg:y="17.78cm">
          <text:p text:style-name="P1">lassi_da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064cm" svg:height="2.032cm" svg:x="14.478cm" svg:y="18.288cm">
          <text:p text:style-name="P1">lassi-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064cm" svg:height="2.032cm" svg:x="21.844cm" svg:y="18.288cm">
          <text:p text:style-name="P1">gp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684cm" svg:y1="11.684cm" svg:x2="7.366cm" svg:y2="7.62cm">
          <text:p/>
        </draw:line>
        <draw:line draw:style-name="gr3" draw:text-style-name="P2" draw:layer="layout" svg:x1="17.526cm" svg:y1="11.684cm" svg:x2="7.366cm" svg:y2="7.62cm">
          <text:p/>
        </draw:line>
        <draw:line draw:style-name="gr6" draw:text-style-name="P2" draw:layer="layout" svg:x1="5.08cm" svg:y1="13.97cm" svg:x2="5.08cm" svg:y2="17.78cm">
          <text:p/>
        </draw:line>
        <draw:line draw:style-name="gr6" draw:text-style-name="P2" draw:layer="layout" svg:x1="16.764cm" svg:y1="13.97cm" svg:x2="16.51cm" svg:y2="18.288cm">
          <text:p/>
        </draw:line>
        <draw:custom-shape draw:style-name="gr7" draw:text-style-name="P1" draw:layer="layout" svg:width="1.524cm" svg:height="2.54cm" svg:x="10.414cm" svg:y="15.494cm">
          <text:p text:style-name="P1">raw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2" draw:layer="layout" svg:x1="10.922cm" svg:y1="13.97cm" svg:x2="5.08cm" svg:y2="17.78cm">
          <text:p/>
        </draw:line>
        <draw:line draw:style-name="gr6" draw:text-style-name="P2" draw:layer="layout" svg:x1="14.224cm" svg:y1="19.304cm" svg:x2="7.62cm" svg:y2="19.05cm">
          <text:p/>
        </draw:line>
        <draw:line draw:style-name="gr6" draw:text-style-name="P2" draw:layer="layout" svg:x1="21.844cm" svg:y1="19.304cm" svg:x2="18.542cm" svg:y2="19.304cm">
          <text:p/>
        </draw:line>
        <draw:line draw:style-name="gr8" draw:text-style-name="P2" draw:layer="layout" svg:x1="11.176cm" svg:y1="13.97cm" svg:x2="11.176cm" svg:y2="15.494cm">
          <text:p/>
        </draw:line>
        <draw:custom-shape draw:style-name="gr7" draw:text-style-name="P1" draw:layer="layout" svg:width="1.524cm" svg:height="2.54cm" svg:x="23.114cm" svg:y="13.208cm">
          <text:p text:style-name="P1">processe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2" draw:layer="layout" svg:x1="16.51cm" svg:y1="18.034cm" svg:x2="23.114cm" svg:y2="15.494cm">
          <text:p/>
        </draw:line>
        <draw:custom-shape draw:style-name="gr9" draw:text-style-name="P1" draw:layer="layout" svg:width="1.27cm" svg:height="0.762cm" svg:x="18.034cm" svg:y="1.7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524cm" svg:height="0.508cm" svg:x="18.03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032cm" svg:height="0.954cm" svg:x="17.78cm" svg:y="0.57cm">
          <draw:text-box>
            <text:p>KEY</text:p>
          </draw:text-box>
        </draw:frame>
        <draw:frame draw:style-name="gr12" draw:text-style-name="P3" draw:layer="layout" svg:width="1.778cm" svg:height="0.798cm" svg:x="19.812cm" svg:y="1.778cm">
          <draw:text-box>
            <text:p><text:span text:style-name="T1">Class</text:span></text:p>
          </draw:text-box>
        </draw:frame>
        <draw:frame draw:style-name="gr13" draw:text-style-name="P3" draw:layer="layout" svg:width="4.572cm" svg:height="1.052cm" svg:x="19.812cm" svg:y="3.266cm">
          <draw:text-box>
            <text:p><text:span text:style-name="T1">External System</text:span></text:p>
          </draw:text-box>
        </draw:frame>
        <draw:frame draw:style-name="gr14" draw:text-style-name="P3" draw:layer="layout" svg:width="6.096cm" svg:height="2.25cm" svg:x="21.082cm" svg:y="9.906cm">
          <draw:text-box>
            <text:p><text:span text:style-name="T1">Manager sequencer keeps scan going until processed data appears</text:span></text:p>
          </draw:text-box>
        </draw:frame>
        <draw:frame draw:style-name="gr12" draw:text-style-name="P3" draw:layer="layout" svg:width="3.302cm" svg:height="0.798cm" svg:x="19.05cm" svg:y="19.558cm">
          <draw:text-box>
            <text:p><text:span text:style-name="T1">PyCuda?</text:span></text:p>
          </draw:text-box>
        </draw:frame>
        <draw:frame draw:style-name="gr12" draw:text-style-name="P3" draw:layer="layout" svg:width="2.286cm" svg:height="0.798cm" svg:x="11.43cm" svg:y="14.224cm">
          <draw:text-box>
            <text:p><text:span text:style-name="T1">writes</text:span></text:p>
          </draw:text-box>
        </draw:frame>
        <draw:frame draw:style-name="gr15" draw:text-style-name="P3" draw:layer="layout" svg:width="1.778cm" svg:height="1.345cm" svg:x="6.604cm" svg:y="14.732cm">
          <draw:text-box>
            <text:p><text:span text:style-name="T1">Data sub.</text:span></text:p>
          </draw:text-box>
        </draw:frame>
        <draw:frame draw:style-name="gr12" draw:text-style-name="P3" draw:layer="layout" svg:width="1.778cm" svg:height="0.798cm" svg:x="3.048cm" svg:y="14.986cm">
          <draw:text-box>
            <text:p><text:span text:style-name="T1">zmq</text:span></text:p>
          </draw:text-box>
        </draw:frame>
        <draw:frame draw:style-name="gr15" draw:text-style-name="P3" draw:layer="layout" svg:width="1.778cm" svg:height="1.345cm" svg:x="8.89cm" svg:y="19.304cm">
          <draw:text-box>
            <text:p><text:span text:style-name="T1">Data sub.</text:span></text:p>
          </draw:text-box>
        </draw:frame>
        <draw:frame draw:style-name="gr12" draw:text-style-name="P3" draw:layer="layout" svg:width="2.286cm" svg:height="0.798cm" svg:x="18.034cm" svg:y="15.748cm">
          <draw:text-box>
            <text:p><text:span text:style-name="T1">writes</text:span></text:p>
          </draw:text-box>
        </draw:frame>
        <draw:frame draw:style-name="gr12" draw:text-style-name="P3" draw:layer="layout" svg:width="1.778cm" svg:height="0.798cm" svg:x="14.986cm" svg:y="15.712cm">
          <draw:text-box>
            <text:p><text:span text:style-name="T1">zmq</text:span></text:p>
          </draw:text-box>
        </draw:frame>
        <draw:frame draw:style-name="gr16" draw:text-style-name="P5" draw:layer="layout" svg:width="6.35cm" svg:height="1.149cm" svg:x="8.636cm" svg:y="0.883cm">
          <draw:text-box>
            <text:p text:style-name="P4"><text:span text:style-name="T2">LASSI Manager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Marganian</meta:initial-creator>
    <meta:creation-date>2019-11-07T14:40:34.185881978</meta:creation-date>
    <dc:date>2019-11-07T15:02:08.383135696</dc:date>
    <dc:creator>Paul Marganian</dc:creator>
    <meta:editing-duration>PT10M40S</meta:editing-duration>
    <meta:editing-cycles>3</meta:editing-cycles>
    <meta:generator>LibreOffice/5.3.6.1$Linux_X86_64 LibreOffice_project/30$Build-1</meta:generator>
    <meta:document-statistic meta:object-count="58"/>
  </office:meta>
</office:document-meta>
</file>